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text-properties fo:font-size="14pt" fo:font-weight="normal" style:font-size-asian="14pt" style:font-weight-asian="normal" style:font-size-complex="14pt" style:font-weight-complex="normal"/>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text-properties fo:font-size="12pt" fo:font-weight="bold" style:font-size-asian="12pt" style:font-weight-asian="bold" style:font-size-complex="12pt"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size="18pt" fo:font-weight="bold" style:font-size-asian="18pt" style:font-weight-asian="bold" style:font-size-complex="18pt"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text-properties fo:font-size="14pt" style:text-underline-style="none" fo:font-weight="normal" style:font-size-asian="14pt" style:font-weight-asian="normal" style:font-size-complex="14pt" style:font-weight-complex="normal"/>
    </style:style>
    <style:style style:name="P13" style:family="paragraph" style:parent-style-name="Standard">
      <style:text-properties fo:font-size="14pt" fo:font-weight="normal" style:font-size-asian="14pt" style:font-weight-asian="normal" style:font-size-complex="14pt" style:font-weight-complex="normal"/>
    </style:style>
    <style:style style:name="P14" style:family="paragraph" style:parent-style-name="Standard">
      <style:text-properties fo:color="#ff0000" fo:font-size="14pt" fo:font-weight="normal" style:font-size-asian="14pt" style:font-weight-asian="normal" style:font-size-complex="14pt"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Standard" style:list-style-name="L5">
      <style:paragraph-properties fo:margin-left="0.026cm" fo:margin-right="0cm" fo:text-indent="0cm" style:auto-text-indent="false"/>
      <style:text-properties fo:font-size="14pt" fo:font-weight="normal" style:font-size-asian="14pt" style:font-weight-asian="normal" style:font-size-complex="14pt" style:font-weight-complex="normal"/>
    </style:style>
    <style:style style:name="P18" style:family="paragraph" style:parent-style-name="Standard">
      <style:paragraph-properties fo:margin-left="0.026cm" fo:margin-right="0cm" fo:text-indent="0cm" style:auto-text-indent="false">
        <style:tab-stops/>
      </style:paragraph-properties>
      <style:text-properties fo:color="#ff0000" fo:font-size="14pt" fo:font-weight="normal" style:font-size-asian="14pt" style:font-weight-asian="normal" style:font-size-complex="14pt" style:font-weight-complex="normal"/>
    </style:style>
    <style:style style:name="P19" style:family="paragraph" style:parent-style-name="Standard" style:list-style-name="L5">
      <style:paragraph-properties fo:margin-left="0.026cm" fo:margin-right="0cm" fo:text-indent="0cm" style:auto-text-indent="false"/>
      <style:text-properties fo:font-weight="normal" style:font-weight-asian="normal" style:font-weight-complex="normal"/>
    </style:style>
    <style:style style:name="P20" style:family="paragraph" style:parent-style-name="Standard" style:list-style-name="L5">
      <style:paragraph-properties fo:margin-left="0cm" fo:margin-right="0cm" fo:text-indent="0cm" style:auto-text-indent="false"/>
      <style:text-properties fo:font-size="14pt" fo:font-weight="normal" style:font-size-asian="14pt" style:font-weight-asian="normal" style:font-size-complex="14pt" style:font-weight-complex="normal"/>
    </style:style>
    <style:style style:name="T1" style:family="text">
      <style:text-properties style:text-underline-style="none"/>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14pt" style:font-size-asian="14pt" style:font-size-complex="14pt"/>
    </style:style>
    <style:style style:name="T4" style:family="text">
      <style:text-properties fo:font-weight="bold" style:font-weight-asian="bold" style:font-weight-complex="bold"/>
    </style:style>
    <style:style style:name="T5" style:family="text">
      <style:text-properties fo:color="#ff0000"/>
    </style:style>
    <style:style style:name="T6" style:family="text">
      <style:text-properties fo:color="#ff0000" fo:font-size="14pt" style:font-size-asian="14pt" style:font-size-complex="14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ecisiones de Implementación</text:p>
      <text:p text:style-name="P9"/>
      <text:p text:style-name="P4">Debido a que la problemática que presentan las distintas entidades del dominio son diferentes, se utilizaran distintos tipo de organizaciones y estructuras de datos de acuerdo a la entidad. </text:p>
      <text:p text:style-name="P6"/>
      <text:p text:style-name="P4">Aparte del ID de cada entidad, se introducirá uno numérico (entero). De esta manera se lograra una mejor performance en búsquedas, una implementación mas sencilla de los algoritmos de las estructuras de archivos.</text:p>
      <text:p text:style-name="P4">Además solucionaría problemas de tamaño de almacenamiento dados por almacenar entidades enteras dentro de otra entidad que las referencia, como es el caso de votante que contienen elecciones indefinidas.</text:p>
      <text:p text:style-name="P4">Tanto el ID que agregamos nosotros, como el identificador de la clase (x ej en votante el DNI), no podrán tener duplicados. Por eso al realizar cualquier alta o modificación, se deberá comprobar que sean únicos.</text:p>
      <text:p text:style-name="P4"/>
      <text:p text:style-name="P4">Las bajas serán físicas y se deberán borrar todas las regencias hacia la instancia que estemos eliminando.</text:p>
      <text:p text:style-name="P4"/>
      <text:p text:style-name="P4">Si se cambia el identificador (o parte de el) de una instancia particular de cualquier tipo de entidad, antes de eso se deberán actualizar los índices que relacionen la clave autonumerica con el identificador de la instancia, modificando este ultimo con el nuevo valor. Lo mismo si se borra una entidad, primero se actualizan los índices y luego se elimina.</text:p>
      <text:p text:style-name="P4"/>
      <text:p text:style-name="P14">Para relacionar estas claves autonuméricas con sus respectivos identificadores, usaremos un hash extensible para que, dado cualquier identificador, se pueda obtener su clave autonumerica (clave que luego será usada para encontrar el dato buscado a través de los índices, implementados con árboles B+ y dispersión extensible).</text:p>
      <text:p text:style-name="P4"/>
      <text:p text:style-name="P4">Nueva definición de las entidades: </text:p>
      <text:p text:style-name="P4"/>
      <text:p text:style-name="P4">Distrito (id, (distrito)i) </text:p>
      <text:p text:style-name="P4">Votante (id, (DNI)i, NombreyApellido, clave, domicilio, (idDistrito)ie, ((idEleccion)ie)*) </text:p>
      <text:p text:style-name="P4">Eleccion (id, (fecha, (idCargo)ie)i, ((idDistrito)ie)+) </text:p>
      <text:p text:style-name="P4">Lista (id<text:span text:style-name="T1">, ((idEleccion)ie, n</text:span>ombre)i) </text:p>
      <text:p text:style-name="P4">Conteo (id, ((idLista)ie, (idDistrito)ie, (idEleccion)ie)i, cantidad) </text:p>
      <text:p text:style-name="P4">Candidato (id, ((idLista)ie, (idVotante)ie, (idCargo)ie)i) </text:p>
      <text:p text:style-name="P4">Cargo (id, (cargo)i, (cargo)*) </text:p>
      <text:p text:style-name="P4">Administrador (id, (usuario)i, clave) </text:p>
      <text:p text:style-name="P4"/>
      <text:p text:style-name="P4">Del analisis de las anteriores, llegamos a la conclucion de que existen dos grupos que utilizaran organizaciones de archivo diferentes. A continuación se enumeran las <text:soft-page-break/>entidades separadas por grupo, y se caracterizan las organizaciones que usaran cada uno.</text:p>
      <text:p text:style-name="P4"/>
      <text:p text:style-name="P4"/>
      <text:p text:style-name="P4"/>
      <text:p text:style-name="P4"><text:span text:style-name="T4">Entidades que usaran Archivos por Bloques con Registros de Tamaño Fijos: </text:span>Lista, <text:s/>Distrito, Conteo, Candidato y Administrador</text:p>
      <text:p text:style-name="P4"/>
      <text:p text:style-name="P4"><text:span text:style-name="T4">ACLARACION PARA Q SE ENTIENDA: </text:span>Los bloques deberán tener un tamaño fijo, </text:p>
      <text:p text:style-name="P4">ahora podremos optar por dos tipos de registros, de tamaño fijo y variable. Voy a caracterizar al registro de tamaño fijo, por si había alguna duda.</text:p>
      <text:p text:style-name="P4">Registros de longitud fija: Se fija el numero de bytes del registro pero fijar este tamaño no implica de ninguna manera que los tamaños o el numero de campos deben ser fijos(Solo estará limitado de la misma forma que el tamaño de un bloque limita al registro). (Sic Flok) De hecho se usan mucho como recipiente de un numero variable de campos de longitud variable, esto se refiere a campos variables acotados a un máximo. </text:p>
      <text:p text:style-name="P4">Tiene la contra de que se puede desperdiciar bytes por cada registro. </text:p>
      <text:p text:style-name="P4">Tiene como ventaja q no hay fragmentación de espacio dentro de los bloques, ya q siempre hay lugar para un registro si se borra uno. Por esto además no es necesario reordenar el bloque como en el caso de registros variables para compactar los datos al hacer una eliminación, como si seria el caso de registros variables si no se quiere fragmentación interna del bloque.</text:p>
      <text:p text:style-name="P4">Los que hablamos los 3 integrantes del grupo q estaban presente hoy, es que si manejamos las cosas con registros de tamaño variable, y por ejemplo se elimina un registro chiquito entre medio de dos, o habría que perder el lugar que queda si no se logra insertar uno de ese tamaño o menor, o habría que comprobar luego de cada baja si se necesita compactar. Mas aun, si se modifica un registro q esta entre medio de dos y se agranda uno de los campos, habría que tener cuidado de primero correr el registro q esta a continuación para no sobre escribir parte del siguiente registro.</text:p>
      <text:p text:style-name="P4">Todas esas cosas se solucionan si usamos registros de tamaño fijo. Por ejemplo siempre podrán crecer los campos hasta su tamaño máximo sin preocuparnos por el siguiente registro, ya el espacio del registro estará calculado para esto. Además si damos de baja un registro, quedara un espacio para q entre otro registro sin la necesidad de reorganizar el bloque. <text:s/>Incluso si quisiéramos reorganizarlos para tenerlos ordenados, esta reorganización seria mas fácil y solo se daría en las bajas y no en las actualizaciones. </text:p>
      <text:p text:style-name="P4">En resumen se puede desperdiciar espacio pero creo q se gana en acceso a disco x reorganización que es lo mas caro y es por eso q elegimos usar registros de tamaño fijo. Ahora falta que el ayudante nos lo deje usar.</text:p>
      <text:p text:style-name="P1">TERMINA ACLARACION</text:p>
      <text:p text:style-name="P4"/>
      <text:p text:style-name="P4">Los archivos se organizarán en bloques de tamaño fijo. Los registros tendrán tamaño fijo, este tamaño fijo estará dado por la suma del tamaño de los campos fijos mas la <text:soft-page-break/>de los máximos estipulados para los campos variables. Por ende el tamaño de registro será fijo pero dependerá del tipo de entidad. De lo anterior surge que un bloque almacenará un cantidad de registros q variara por entidad, ya que el registro de Distrito será mas chico que el de Lista. Podrá haber un desperdicio por registro, pero se ahorrará en reorganización de registros en el bloque e índices. Esto ayudará a tratar a entidades de similares características de manera unificada y concentrar los esfuerzos en optimizar performance en acceso a disco, en todas las entidades al mismo tiempo.</text:p>
      <text:p text:style-name="P4"/>
      <text:p text:style-name="P4"><text:span text:style-name="T5">En este archivo se guardarán las entidades propiamente dichas, mientras que</text:span> las búsquedas para altas, bajas y modificación estarán organizadas mediante un hash extensible como índice<text:span text:style-name="T5">, en el que estarán almacenados los offsets de los registros.</text:span></text:p>
      <text:p text:style-name="P4"><text:span text:style-name="T5"/></text:p>
      <text:p text:style-name="P14">NOTA: sobre esto no estamos seguros si nos conviene usar archivos con registros de tamaño fijo (sueltos), o archivos de bloques que adentro tengan estos registros de tamaño fijo.</text:p>
      <text:p text:style-name="P14">La primera opción da un acceso directo al registro buscado, porque con conocer el offset ya se puede obtener el registro.</text:p>
      <text:p text:style-name="P14">Con la segunda opción no podríamos acceder directamente a registros (hay que acceder a los bloques y luego buscar secuencialmente los registros dentro de estos), pero tenemos la posibilidad de dejar el bloque levantado en memoria a modo de buffer, lo que podría reducir la cantidad de accesos a disco.</text:p>
      <text:p text:style-name="P4"/>
      <text:p text:style-name="P4">------------------</text:p>
      <text:p text:style-name="P1">Entidades que usaran Archivos con Registros de Tamaño Variable:</text:p>
      <text:p text:style-name="P4">(Esta organización no usa bloques como contenedores, solo registros de tamaño variable, escritos uno a continuación del otro)</text:p>
      <text:p text:style-name="P4">Cargo</text:p>
      <text:p text:style-name="P4"/>
      <text:p text:style-name="P4"><text:span text:style-name="T5">En este archivo se guardarán las entidades propiamente dichas, mientras que</text:span> las búsquedas para altas, bajas y modificación estarán organizadas mediante un árbol B+ como índice<text:span text:style-name="T5">, en el que estarán almacenados los offsets de los registros.</text:span></text:p>
      <text:p text:style-name="P4"/>
      <text:p text:style-name="P4">Solo queda analizar las entidades Votante y Elección. Para estos se guardará una referencia a una posición dentro de un Archivo de <text:s/>VotanteEleccion/EleccionDistrito que tenga registros variables de elecciones/distritos. De esta manera Votante y Eleccion pasarían a ser guardados en archivo en bloque con registros de tamaño fijo usando Hash Extensible y VotanteEleccion/EleccionDistrito utilizarían Archivo de Registros con tamaño variables, usando índices B+.</text:p>
      <text:p text:style-name="P1"/>
      <text:p text:style-name="P4">Votante (id, (DNI)i, NombreyApellido, clave, domicilio, (idDistrito)ie, ((idVotanteEleccion)ie)) </text:p>
      <text:p text:style-name="P4">VotanteEleccion (id, ((idEleccion)ie)*) </text:p>
      <text:p text:style-name="P4"/>
      <text:p text:style-name="P4">Eleccion (id, (fecha, (idCargo)ie)i, ((idEleccionDistrito)ie)+) </text:p>
      <text:p text:style-name="P4"><text:soft-page-break/>EleccionDistrito (id, ((idDistrito)ie)+) </text:p>
      <text:p text:style-name="P1"/>
      <text:p text:style-name="P8">----------------------</text:p>
      <text:p text:style-name="P8"/>
      <text:p text:style-name="P15"><text:span text:style-name="T3">Al eliminar un registro, se borran todas las referencias a él y se lo borra del hash de claves autonuméricas mencionado al principio.</text:span></text:p>
      <text:p text:style-name="P15"><text:span text:style-name="T3"/></text:p>
      <text:p text:style-name="P4">Los bloques deben tener un campo de control q indique cuantos registros contiene ocupados.</text:p>
      <text:p text:style-name="P4"/>
      <text:p text:style-name="P14">Resumen:</text:p>
      <text:p text:style-name="P18"/>
      <text:list xml:id="list1822342236" text:style-name="L5">
        <text:list-header>
          <text:p text:style-name="P17"><text:span text:style-name="T5">* Los datos (las entidades propiamente dichas) se guardaran en archivos de registros variables o fijos (según de qué entidad se trate).</text:span></text:p>
          <text:p text:style-name="P17"><text:span text:style-name="T5"/></text:p>
          <text:p text:style-name="P17"><text:span text:style-name="T5">* La búsqueda de estos datos se realizará mediante índices implementados con un hash extensible y un árbol B+, que van a guardar un par (clave autonumerica, offset en archivo).</text:span></text:p>
          <text:p text:style-name="P17"><text:span text:style-name="T5"/></text:p>
          <text:p text:style-name="P17"><text:span text:style-name="T5">* El flujo del programa tendría esta forma:</text:span></text:p>
        </text:list-header>
        <text:list-item>
          <text:p text:style-name="P17"><text:span text:style-name="T5">el administrador ingresa un id</text:span></text:p>
        </text:list-item>
        <text:list-item>
          <text:p text:style-name="P17"><text:span text:style-name="T5">el hash de claves autonuméricas devuelve el número que corresponde a esa id</text:span></text:p>
        </text:list-item>
        <text:list-item>
          <text:p text:style-name="P17"><text:span text:style-name="T5">el hash/árbol usado cómo índice recibe ese número, y devuelve un offset</text:span></text:p>
        </text:list-item>
        <text:list-item>
          <text:p text:style-name="P17"><text:span text:style-name="T5">se accede a ese offset para obtener el registro/bloque deseado por el administrador</text:span></text:p>
        </text:list-item>
        <text:list-item>
          <text:p text:style-name="P17"><text:span text:style-name="T5">el administrador modifica el registro.</text:span></text:p>
        </text:list-item>
        <text:list-item>
          <text:p text:style-name="P17"><text:span text:style-name="T5">Se persisten los cambios, y si es necesario, se modifica el offset en el hash/árbol índice.</text:span></text:p>
          <text:p text:style-name="P20"><text:span text:style-name="T5"/></text:p>
          <text:p text:style-name="P20"><text:span text:style-name="T5"><text:s/>(para altas, bajas y votaciones la estructura es similar)</text:span></text:p>
          <text:p text:style-name="P19"><text:span text:style-name="T6"><text:line-break/></text:span></text:p>
        </text:list-item>
      </text:list>
      <text:p text:style-name="P8"/>
      <text:p text:style-name="P8">DE ACA PARA ABAJO NO TRATA LA ORGANIZACION DE ARCHIVOS EN SI</text:p>
      <text:p text:style-name="Standard"/>
      <text:p text:style-name="P5">Que cantidad de registros de fija, deberían entrar en un bloque???</text:p>
      <text:p text:style-name="P5"/>
      <text:p text:style-name="P5"/>
      <text:p text:style-name="P5">Se puede usar un una librería de parser XML, que sea de terceros para las configuraciones?? NO USAR LIBRERIAS DE TERCEROS YA QUE DIJO QUE EN C++ PUEDEN LLEVAR MAS TIEMPO USARLAS Q HACER ALGO NOSOTROS.</text:p>
      <text:p text:style-name="Standard"/>
      <text:p text:style-name="Standard"/>
      <text:p text:style-name="P8">PREGUNTAR AL AYUDANTE SI EL PROGRAMA SE QUEDA EJECUTANDO EN UN LOOP INFINITO HASTA Q SE PRESIONA ESC O OTRA TECLA, O ES UN COMANDO <text:soft-page-break/>POR ACCION???</text:p>
      <text:p text:style-name="Standard"/>
      <text:p text:style-name="Standard"/>
      <text:p text:style-name="P9">Aclaraciones del dominio:</text:p>
      <text:p text:style-name="P9"/>
      <text:list xml:id="list1242065618" text:style-name="L1">
        <text:list-item>
          <text:p text:style-name="P10">Se vota una sola lista, en la elección se va a tener una referencia a un solo cargo, es el primer cargo q se elige.</text:p>
        </text:list-item>
        <text:list-item>
          <text:p text:style-name="P10">Si en una elección hay cargo1, cargo2, cargo3, solo se muestra en la elección el cargo de mayor jerarquía.</text:p>
        </text:list-item>
        <text:list-item>
          <text:p text:style-name="P10">En todos los distritos donde se lleva la elección. Es intendente q se vota en buenos aires. O sea el cargo va a ser ´Intendente de Buenos Aires´.</text:p>
        </text:list-item>
        <text:list-item>
          <text:p text:style-name="P10">El votante pertenece a un distrito</text:p>
        </text:list-item>
        <text:list-item>
          <text:p text:style-name="P10">La elección esta relacionada con un o mas distritos</text:p>
        </text:list-item>
        <text:list-item>
          <text:p text:style-name="P10">Un votante puede participar de muchas elecciones y una elección tiene muchos votantes.</text:p>
        </text:list-item>
        <text:list-item>
          <text:p text:style-name="P10">La lista pertenece a una elección</text:p>
        </text:list-item>
      </text:list>
      <text:p text:style-name="Standard"/>
      <text:p text:style-name="P7">Informes por elección: </text:p>
      <text:list xml:id="list1510907383" text:style-name="L2">
        <text:list-item>
          <text:p text:style-name="P11">Votos por cada lista en esa elección</text:p>
        </text:list-item>
        <text:list-item>
          <text:p text:style-name="P11">Por distrito: en ese distrito, tuve tales elecciones y hubo tal ganador por elección</text:p>
        </text:list-item>
        <text:list-item>
          <text:p text:style-name="P11">Por Lista: candidatos de la lista y resultados por lista </text:p>
        </text:list-item>
      </text:list>
      <text:p text:style-name="Standard"/>
      <text:p text:style-name="Standard">Modulo votante automático</text:p>
      <text:p text:style-name="Standard">Modulo Administrador para carga inicial</text:p>
      <text:p text:style-name="Standard"/>
      <text:p text:style-name="Standard">La entrega son 5 semanas desde el 14 de Septiembre</text:p>
      <text:p text:style-name="Standard"/>
      <text:p text:style-name="P1">Arquitectura del Log de Acciones:</text:p>
      <text:p text:style-name="P1"/>
      <text:p text:style-name="P4">Además se va a logguear Acceso, Acceso Fallido, voto, voto ingresado, cambio de voto. Debido a que esta entidad deberá loguear otras acciones, necesitaremos que de una clase VotanteLogueable que herede de Logueble y el Votante herede de VotanteLogueable</text:p>
      <text:p text:style-name="P4"/>
      <text:p text:style-name="Standard"><text:span text:style-name="T2">Formato del archivo de log de acciones: </text:span>&lt;Fecha&gt;, &lt;Entidad&gt;,&lt;Accion&gt;,&lt;Descripcion&gt; (nueva linea)</text:p>
      <text:p text:style-name="Standard"/>
      <text:p text:style-name="P1">NOTA: O podemos usar Logger.Log(nombreClase, accion, descripcion)</text:p>
      <text:p text:style-name="P1"/>
      <text:p text:style-name="P4">public void ::Votante Alta(){</text:p>
      <text:p text:style-name="P4"><text:tab/>….</text:p>
      <text:p text:style-name="P4"><text:tab/>this.LogAlta();</text:p>
      <text:p text:style-name="P4">}</text:p>
      <text:p text:style-name="P4"/>
      <text:p text:style-name="P4">public void ::Votante LogAlta()</text:p>
      <text:p text:style-name="P4">{</text:p>
      <text:p text:style-name="P4"><text:tab/>Logger.Log(this.className, ¨Alta¨, ¨Se dio de alta ….¨</text:p>
      <text:p text:style-name="P4">}</text:p>
      <text:p text:style-name="P4"><text:soft-page-break/></text:p>
      <text:p text:style-name="P4">Utilizando herencia y metodos virtuales, creo q podemos tratar a un Votante, Distritos, etc como un Logueable y al momento de hacer Logger::Alta(obj) si obj es de tipo Votante adentro de Log llame a obj.GetClass name de Votante y no al de la clase padre.</text:p>
      <text:p text:style-name="Standard"/>
      <text:p text:style-name="P1">Archivo de Configuración:</text:p>
      <text:p text:style-name="Standard"/>
      <text:p text:style-name="Standard">&lt;Prefijo&gt;; &lt;Valor&gt;;</text:p>
      <text:p text:style-name="Standard"/>
      <text:p text:style-name="Standard">Prefijo es un valor q no va a cambiar, ej: ArchivoVotantes y valor es la ruta del archivo por ejemplo</text:p>
      <text:p text:style-name="Standard"/>
      <text:p text:style-name="Standard"/>
      <text:p text:style-name="P2">CONSULTAS A AYUDANTE:</text:p>
      <text:p text:style-name="P3"/>
      <text:list xml:id="list1454596329" text:style-name="L3">
        <text:list-item>
          <text:p text:style-name="P12">El atributo clave en la entidad Votante que representa, es un entero o un string??</text:p>
        </text:list-item>
        <text:list-item>
          <text:p text:style-name="P12">Por lo q veo en el modelo una lista esta asociada con una y solo una elección en particular</text:p>
          <text:p text:style-name="P12"/>
        </text:list-item>
      </text:list>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cundo </meta:initial-creator>
    <meta:creation-date>2011-09-14T19:50:01</meta:creation-date>
    <dc:date>2011-09-29T17:59:48</dc:date>
    <dc:creator>Leandro Miguenz</dc:creator>
    <meta:editing-duration>PT7H45M47S</meta:editing-duration>
    <meta:editing-cycles>112</meta:editing-cycles>
    <meta:generator>LibreOffice/3.3$Unix LibreOffice_project/330m19$Build-301</meta:generator>
    <meta:document-statistic meta:table-count="0" meta:image-count="0" meta:object-count="0" meta:page-count="6" meta:paragraph-count="97" meta:word-count="1821" meta:character-count="11257"/>
  </office:meta>
</office:document-meta>
</file>